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Palatino Linetype" svg:font-family="'Palatino Linetype', 'MS Mincho'"/>
    <style:font-face style:name="Courier New" svg:font-family="'Courier New'" style:font-family-generic="modern"/>
    <style:font-face style:name="Times-Roman" svg:font-family="Times-Roman, 'MS PMincho'" style:font-family-generic="roman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284cm" fo:margin-left="0.173cm" table:align="left" style:writing-mode="lr-tb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9.775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style:vertical-align="middle" fo:background-color="#00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76cm" fo:keep-together="auto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3cm" fo:margin-left="0.168cm" table:align="left" style:writing-mode="lr-tb"/>
    </style:style>
    <style:style style:name="Table2.A" style:family="table-column">
      <style:table-column-properties style:column-width="8.308cm"/>
    </style:style>
    <style:style style:name="Table2.B" style:family="table-column">
      <style:table-column-properties style:column-width="7.9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2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2" style:family="table-cell">
      <style:table-cell-properties style:vertical-align="top" fo:padding="0.097cm" fo:border="0.1pt solid #000000" style:writing-mode="lr-tb"/>
    </style:style>
    <style:style style:name="Table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5.614cm" table:align="left" style:writing-mode="lr-tb"/>
    </style:style>
    <style:style style:name="Table3.A" style:family="table-column">
      <style:table-column-properties style:column-width="4.249cm"/>
    </style:style>
    <style:style style:name="Table3.C" style:family="table-column">
      <style:table-column-properties style:column-width="3.567cm"/>
    </style:style>
    <style:style style:name="Table3.D" style:family="table-column">
      <style:table-column-properties style:column-width="3.54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le3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3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D3" style:family="table-cell">
      <style:table-cell-properties style:vertical-align="top" fo:padding="0.097cm" fo:border="0.1pt solid #000000" style:writing-mode="lr-tb"/>
    </style:style>
    <style:style style:name="Table3.A4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5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7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8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9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10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1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5.614cm" table:align="left" style:writing-mode="lr-tb"/>
    </style:style>
    <style:style style:name="Table4.A" style:family="table-column">
      <style:table-column-properties style:column-width="8.414cm"/>
    </style:style>
    <style:style style:name="Table4.B" style:family="table-column">
      <style:table-column-properties style:column-width="7.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le4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4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4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5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6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7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8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533cm" fo:margin-left="0.115cm" table:align="left" style:writing-mode="lr-tb"/>
    </style:style>
    <style:style style:name="Table5.A" style:family="table-column">
      <style:table-column-properties style:column-width="8.281cm"/>
    </style:style>
    <style:style style:name="Table5.B" style:family="table-column">
      <style:table-column-properties style:column-width="8.2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le5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5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6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7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8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style:font-name="Palatino Linotype" style:font-name-complex="Palatino Linotype" style:language-complex="zxx" style:country-complex="none"/>
    </style:style>
    <style:style style:name="P3" style:family="paragraph" style:parent-style-name="Table_20_Contents">
      <style:paragraph-properties fo:text-align="justify" style:justify-single-word="false" style:snap-to-layout-grid="false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asian="Times-Roman" style:font-name-complex="Palatino Linotype" style:language-complex="zxx" style:country-complex="none"/>
    </style:style>
    <style:style style:name="P6" style:family="paragraph" style:parent-style-name="Standard">
      <style:paragraph-properties fo:line-height="120%" fo:orphans="0" fo:widows="0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fo:font-size="10pt" style:font-name-asian="Times-Roman" style:font-size-asian="10pt" style:font-name-complex="Palatino Linotype" style:font-size-complex="10pt" style:language-complex="zxx" style:country-complex="none"/>
    </style:style>
    <style:style style:name="P7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fo:font-size="10pt" style:font-name-asian="Times-Roman" style:font-size-asian="10pt" style:font-name-complex="Palatino Linotype" style:font-size-complex="10pt" style:language-complex="zxx" style:country-complex="none"/>
    </style:style>
    <style:style style:name="P8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complex="Palatino Linotype" style:language-complex="zxx" style:country-complex="none"/>
    </style:style>
    <style:style style:name="P9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complex="Palatino Linotype" style:language-complex="zxx" style:country-complex="none"/>
    </style:style>
    <style:style style:name="P10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Standard">
      <style:paragraph-properties fo:line-height="120%" fo:orphans="0" fo:widows="0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Palatino Linotype" fo:font-size="16pt" fo:font-weight="bold" style:font-size-asian="16pt" style:font-weight-asian="bold" style:font-name-complex="Palatino Linotype" style:font-size-complex="16pt"/>
    </style:style>
    <style:style style:name="P15" style:family="paragraph" style:parent-style-name="Standard" style:master-page-name="Standard">
      <style:paragraph-properties fo:margin-left="0.635cm" fo:margin-right="0cm" fo:text-indent="0cm" style:auto-text-indent="false" style:page-number="auto"/>
    </style:style>
    <style:style style:name="P16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complex="Palatino Linotype" style:language-complex="zxx" style:country-complex="none"/>
    </style:style>
    <style:style style:name="P18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asian="Times-Roman" style:font-name-complex="Palatino Linotype" style:language-complex="zxx" style:country-complex="none"/>
    </style:style>
    <style:style style:name="P19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asian="Palatino Linotype" style:font-name-complex="Palatino Linotype" style:language-complex="zxx" style:country-complex="none"/>
    </style:style>
    <style:style style:name="T1" style:family="text">
      <style:text-properties style:font-name="Palatino Linotype" fo:font-size="16pt" fo:font-weight="bold" style:font-size-asian="16pt" style:font-weight-asian="bold" style:font-name-complex="Palatino Linotype" style:font-size-complex="16pt"/>
    </style:style>
    <style:style style:name="T2" style:family="text">
      <style:text-properties style:font-name="Palatino Linotype" fo:font-size="16pt" fo:font-weight="bold" style:font-name-asian="Palatino Linotype" style:font-size-asian="16pt" style:font-weight-asian="bold" style:font-name-complex="Palatino Linotype" style:font-size-complex="16pt"/>
    </style:style>
    <style:style style:name="T3" style:family="text">
      <style:text-properties style:font-name="Palatino Linotype" style:font-name-asian="Times-Roman" style:font-name-complex="Palatino Linotype" style:language-complex="zxx" style:country-complex="none"/>
    </style:style>
    <style:style style:name="T4" style:family="text">
      <style:text-properties style:font-name="Palatino Linotype" fo:font-weight="bold" style:font-weight-asian="bold" style:font-name-complex="Palatino Linotype" style:language-complex="zxx" style:country-complex="none"/>
    </style:style>
    <style:style style:name="T5" style:family="text">
      <style:text-properties style:font-name="Palatino Linotype" fo:font-weight="bold" style:font-weight-asian="bold" style:font-name-complex="Palatino Linotype" style:language-complex="zxx" style:country-complex="none" style:font-weight-complex="bold"/>
    </style:style>
    <style:style style:name="T6" style:family="text">
      <style:text-properties style:font-name="Palatino Linotype" fo:font-weight="bold" style:font-name-asian="Times-Roman" style:font-weight-asian="bold" style:font-name-complex="Palatino Linotype" style:language-complex="zxx" style:country-complex="none" style:font-weight-complex="bold"/>
    </style:style>
    <style:style style:name="T7" style:family="text">
      <style:text-properties style:font-name="Palatino Linotype" fo:font-weight="bold" style:font-name-asian="Palatino Linotype" style:font-weight-asian="bold" style:font-name-complex="Palatino Linotype" style:language-complex="zxx" style:country-complex="none"/>
    </style:style>
    <style:style style:name="T8" style:family="text">
      <style:text-properties style:font-name="Palatino Linotype" fo:font-weight="bold" style:font-name-asian="Palatino Linotype" style:font-weight-asian="bold" style:font-name-complex="Palatino Linotype" style:language-complex="zxx" style:country-complex="none" style:font-weight-complex="bold"/>
    </style:style>
    <style:style style:name="T9" style:family="text">
      <style:text-properties style:font-name="Palatino Linotype" fo:font-size="10pt" style:font-name-asian="Times-Roman" style:font-size-asian="10pt" style:font-name-complex="Palatino Linotype" style:font-size-complex="10pt" style:language-complex="zxx" style:country-complex="none"/>
    </style:style>
    <style:style style:name="T10" style:family="text">
      <style:text-properties style:font-name="Palatino Linotype" style:font-name-asian="Palatino Linotype" style:font-name-complex="Palatino Linotype" style:language-complex="zxx" style:country-complex="none"/>
    </style:style>
    <style:style style:name="T11" style:family="text">
      <style:text-properties style:font-name="Palatino Linotype" style:font-name-complex="Palatino Linotype" style:language-complex="zxx" style:country-complex="none"/>
    </style:style>
    <style:style style:name="T12" style:family="text">
      <style:text-properties style:font-name="Palatino Linotype" fo:font-style="italic" style:font-style-asian="italic" style:font-name-complex="Palatino Linotype" style:language-complex="zxx" style:country-complex="none" style:font-style-complex="italic"/>
    </style:style>
    <style:style style:name="T13" style:family="text">
      <style:text-properties style:font-name-complex="Palatino Linotype"/>
    </style:style>
    <style:style style:name="T14" style:family="text">
      <style:text-properties fo:color="#ffffff" style:font-name="Palatino Linotype" fo:font-weight="bold" style:font-name-asian="Times-Roman" style:font-weight-asian="bold" style:font-name-complex="Palatino Linotype"/>
    </style:style>
    <style:style style:name="T15" style:family="text">
      <style:text-properties fo:color="#ffffff" style:font-name="Palatino Linotype" fo:font-weight="bold" style:font-name-asian="Palatino Linotype" style:font-weight-asian="bold" style:font-name-complex="Palatino Linotype"/>
    </style:style>
    <style:style style:name="T16" style:family="text">
      <style:text-properties fo:color="#ffffff" style:font-name="Palatino Linotype" fo:font-weight="bold" style:font-weight-asian="bold" style:font-name-complex="Palatino Linotype"/>
    </style:style>
    <style:style style:name="T17" style:family="text">
      <style:text-properties fo:color="#ffffff" style:font-name="Palatino Linotype" style:font-name-complex="Palatino Linotype"/>
    </style:style>
    <style:style style:name="T18" style:family="text">
      <style:text-properties fo:color="#ffffff" style:font-name="Palatino Linotype" style:font-name-asian="Palatino Linotype" style:font-name-complex="Palatino Linotype"/>
    </style:style>
    <style:style style:name="T19" style:family="text">
      <style:text-properties style:font-name="Palatino Linetype" style:font-name-complex="Palatino Linetype"/>
    </style:style>
    <style:style style:name="T20" style:family="text">
      <style:text-properties style:font-name="Palatino Linetype" style:font-name-complex="Palatino Linetype" style:language-complex="zxx" style:country-complex="none"/>
    </style:style>
    <style:style style:name="T21" style:family="text">
      <style:text-properties style:font-name="Palatino Linetype" style:font-name-asian="Palatino Linetype" style:font-name-complex="Palatino Linetype" style:language-complex="zxx" style:country-complex="none"/>
    </style:style>
    <style:style style:name="T22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omputer</text:span><text:span text:style-name="T2"> </text:span><text:span text:style-name="T1">Communications</text:span><text:span text:style-name="T2"> </text:span><text:span text:style-name="T1">and</text:span><text:span text:style-name="T2"> </text:span><text:span text:style-name="T1">Networks</text:span><text:span text:style-name="T2"> </text:span><text:span text:style-name="T1">(COMN)</text:span><text:span text:style-name="T2"> </text:span><text:span text:style-name="T1">Course,</text:span><text:span text:style-name="T2"> </text:span><text:span text:style-name="T1">Spring</text:span><text:span text:style-name="T2"> </text:span><text:span text:style-name="T1">2013</text:span></text:p>
      <text:p text:style-name="P14"/>
      <text:p text:style-name="P13"><text:span text:style-name="T1">Coursework:</text:span><text:span text:style-name="T2"> </text:span><text:span text:style-name="T1">Results</text:span><text:span text:style-name="T2"> </text:span><text:span text:style-name="T1">Sheet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4">Forename</text:span><text:span text:style-name="T15"> </text:span><text:span text:style-name="T16">and</text:span><text:span text:style-name="T15"> </text:span><text:span text:style-name="T16">Surname:</text:span></text:p>
          </table:table-cell>
          <table:table-cell table:style-name="Table1.B1" office:value-type="string">
            <text:p text:style-name="P6">Stefan Taylor</text:p>
          </table:table-cell>
        </table:table-row>
        <table:table-row table:style-name="Table1.2">
          <table:table-cell table:style-name="Table1.A1" office:value-type="string">
            <text:p text:style-name="P11"><text:span text:style-name="T14">Matriculation</text:span><text:span text:style-name="T15"> Number</text:span><text:span text:style-name="T16">:</text:span></text:p>
          </table:table-cell>
          <table:table-cell table:style-name="Table1.B2" office:value-type="string">
            <text:p text:style-name="P6">1006260</text:p>
          </table:table-cell>
        </table:table-row>
      </table:table>
      <text:p text:style-name="P12"/>
      <text:p text:style-name="P7"/>
      <text:p text:style-name="P10"><text:span text:style-name="T6">Question</text:span><text:span text:style-name="T8"> </text:span><text:span text:style-name="T5">1</text:span><text:span text:style-name="T8"> </text:span><text:span text:style-name="T10">– </text:span><text:span text:style-name="T3">Impact</text:span><text:span text:style-name="T10"> </text:span><text:span text:style-name="T11">of</text:span><text:span text:style-name="T10"> </text:span><text:span text:style-name="T11">retransmission</text:span><text:span text:style-name="T10"> </text:span><text:span text:style-name="T11">timeout</text:span><text:span text:style-name="T10"> </text:span><text:span text:style-name="T11">on</text:span><text:span text:style-name="T10"> </text:span><text:span text:style-name="T11">number</text:span><text:span text:style-name="T10"> </text:span><text:span text:style-name="T11">of</text:span><text:span text:style-name="T10"> </text:span><text:span text:style-name="T11">retransmissions</text:span><text:span text:style-name="T10"> </text:span><text:span text:style-name="T11">with</text:span><text:span text:style-name="T10"> </text:span><text:span text:style-name="T11">stop-and-wait</text:span><text:span text:style-name="T10"> </text:span><text:span text:style-name="T11">protocol</text:span><text:span text:style-name="T3">.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17">Retransmission</text:span><text:span text:style-name="T18"> </text:span><text:span text:style-name="T17">timeout</text:span><text:span text:style-name="T18"> </text:span><text:span text:style-name="T17">(ms)</text:span></text:p>
          </table:table-cell>
          <table:table-cell table:style-name="Table2.B1" office:value-type="string">
            <text:p text:style-name="P4"><text:span text:style-name="T17">Number</text:span><text:span text:style-name="T18"> </text:span><text:span text:style-name="T17">of</text:span><text:span text:style-name="T18"> </text:span><text:span text:style-name="T17">re-transmissions</text:span></text:p>
          </table:table-cell>
        </table:table-row>
        <table:table-row table:style-name="Table2.1">
          <table:table-cell table:style-name="Table2.A2" office:value-type="string">
            <text:p text:style-name="P2">10</text:p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2">20</text:p>
          </table:table-cell>
          <table:table-cell table:style-name="Table2.B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2">30</text:p>
          </table:table-cell>
          <table:table-cell table:style-name="Table2.B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40</text:p>
          </table:table-cell>
          <table:table-cell table:style-name="Table2.B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2">50</text:p>
          </table:table-cell>
          <table:table-cell table:style-name="Table2.B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p text:style-name="P2">60</text:p>
          </table:table-cell>
          <table:table-cell table:style-name="Table2.B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p text:style-name="P2">70</text:p>
          </table:table-cell>
          <table:table-cell table:style-name="Table2.B8" office:value-type="string">
            <text:p text:style-name="P2"/>
          </table:table-cell>
        </table:table-row>
        <table:table-row table:style-name="Table2.1">
          <table:table-cell table:style-name="Table2.A9" office:value-type="string">
            <text:p text:style-name="P2">80</text:p>
          </table:table-cell>
          <table:table-cell table:style-name="Table2.B9" office:value-type="string">
            <text:p text:style-name="P2"/>
          </table:table-cell>
        </table:table-row>
        <table:table-row table:style-name="Table2.1">
          <table:table-cell table:style-name="Table2.A10" office:value-type="string">
            <text:p text:style-name="P2">90</text:p>
          </table:table-cell>
          <table:table-cell table:style-name="Table2.B10" office:value-type="string">
            <text:p text:style-name="P2"/>
          </table:table-cell>
        </table:table-row>
        <table:table-row table:style-name="Table2.1">
          <table:table-cell table:style-name="Table2.A11" office:value-type="string">
            <text:p text:style-name="P2">100</text:p>
          </table:table-cell>
          <table:table-cell table:style-name="Table2.B11" office:value-type="string">
            <text:p text:style-name="P2"/>
          </table:table-cell>
        </table:table-row>
      </table:table>
      <text:p text:style-name="P12"/>
      <text:p text:style-name="P5"/>
      <text:p text:style-name="P10"><text:span text:style-name="T6">Question</text:span><text:span text:style-name="T8"> </text:span><text:span text:style-name="T5">2</text:span><text:span text:style-name="T10"> – </text:span><text:span text:style-name="T11">How</text:span><text:span text:style-name="T10"> </text:span><text:span text:style-name="T11">does</text:span><text:span text:style-name="T10"> </text:span><text:span text:style-name="T11">the</text:span><text:span text:style-name="T10"> </text:span><text:span text:style-name="T11">throughput</text:span><text:span text:style-name="T10"> </text:span><text:span text:style-name="T11">behave</text:span><text:span text:style-name="T10"> </text:span><text:span text:style-name="T11">when</text:span><text:span text:style-name="T10"> </text:span><text:span text:style-name="T11">the</text:span><text:span text:style-name="T10"> </text:span><text:span text:style-name="T11">retransmission</text:span><text:span text:style-name="T10"> </text:span><text:span text:style-name="T11">timeout</text:span><text:span text:style-name="T10"> </text:span><text:span text:style-name="T11">increases</text:span><text:span text:style-name="T10"> </text:span><text:span text:style-name="T11">and</text:span><text:span text:style-name="T10"> </text:span><text:span text:style-name="T11">why?</text:span><text:span text:style-name="T10"> </text:span><text:span text:style-name="T11">What</text:span><text:span text:style-name="T10"> </text:span><text:span text:style-name="T11">is</text:span><text:span text:style-name="T10"> </text:span><text:span text:style-name="T11">the</text:span><text:span text:style-name="T10"> </text:span><text:span text:style-name="T11">optimal</text:span><text:span text:style-name="T10"> </text:span><text:span text:style-name="T11">value</text:span><text:span text:style-name="T10"> </text:span><text:span text:style-name="T11">for</text:span><text:span text:style-name="T10"> </text:span><text:span text:style-name="T11">retransmission</text:span><text:span text:style-name="T10"> </text:span><text:span text:style-name="T11">timeout?</text:span></text:p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8"/>
      <text:p text:style-name="P8"><text:soft-page-break/></text:p>
      <text:p text:style-name="P10"><text:span text:style-name="T6">Question</text:span><text:span text:style-name="T8"> </text:span><text:span text:style-name="T5">3</text:span><text:span text:style-name="T10"> – </text:span><text:span text:style-name="T11">Experiments</text:span><text:span text:style-name="T10"> </text:span><text:span text:style-name="T11">with</text:span><text:span text:style-name="T10"> </text:span><text:span text:style-name="T11">Go-Back-N:</text:span></text:p>
      <text:p text:style-name="P12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/>
          </table:table-cell>
          <table:table-cell table:style-name="Table3.B1" table:number-columns-spanned="3" office:value-type="string">
            <text:p text:style-name="P1"><text:span text:style-name="T4">Throughput</text:span><text:span text:style-name="T7"> </text:span><text:span text:style-name="T4">(Kilobytes</text:span><text:span text:style-name="T7"> </text:span><text:span text:style-name="T4">per</text:span><text:span text:style-name="T7"> </text:span><text:span text:style-name="T4">second)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"><text:span text:style-name="T4">Window</text:span><text:span text:style-name="T10"> </text:span><text:span text:style-name="T4">Size</text:span></text:p>
          </table:table-cell>
          <table:table-cell table:style-name="Table3.A2" office:value-type="string">
            <text:p text:style-name="P1"><text:span text:style-name="T4">Delay</text:span><text:span text:style-name="T7"> </text:span><text:span text:style-name="T4">=</text:span><text:span text:style-name="T7"> </text:span><text:span text:style-name="T4">10ms</text:span></text:p>
          </table:table-cell>
          <table:table-cell table:style-name="Table3.A2" office:value-type="string">
            <text:p text:style-name="P1"><text:span text:style-name="T4">Delay</text:span><text:span text:style-name="T7"> </text:span><text:span text:style-name="T4">=</text:span><text:span text:style-name="T7"> </text:span><text:span text:style-name="T4">100ms</text:span></text:p>
          </table:table-cell>
          <table:table-cell table:style-name="Table3.B1" office:value-type="string">
            <text:p text:style-name="P1"><text:span text:style-name="T4">Delay</text:span><text:span text:style-name="T7"> </text:span><text:span text:style-name="T4">=</text:span><text:span text:style-name="T7"> 5</text:span><text:span text:style-name="T4">00ms</text:span></text:p>
          </table:table-cell>
        </table:table-row>
        <table:table-row table:style-name="Table3.1">
          <table:table-cell table:style-name="Table3.A3" office:value-type="string">
            <text:p text:style-name="P2">1</text:p>
          </table:table-cell>
          <table:table-cell table:style-name="Table3.B3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D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2">2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</table:table-row>
        <table:table-row table:style-name="Table3.1">
          <table:table-cell table:style-name="Table3.A5" office:value-type="string">
            <text:p text:style-name="P2">4</text:p>
          </table:table-cell>
          <table:table-cell table:style-name="Table3.B5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D5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8</text:p>
          </table:table-cell>
          <table:table-cell table:style-name="Table3.B6" office:value-type="string">
            <text:p text:style-name="P2"/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2">16</text:p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p text:style-name="P2"/>
          </table:table-cell>
          <table:table-cell table:style-name="Table3.D7" office:value-type="string">
            <text:p text:style-name="P2"/>
          </table:table-cell>
        </table:table-row>
        <table:table-row table:style-name="Table3.1">
          <table:table-cell table:style-name="Table3.A8" office:value-type="string">
            <text:p text:style-name="P2">32</text:p>
          </table:table-cell>
          <table:table-cell table:style-name="Table3.B8" office:value-type="string">
            <text:p text:style-name="P2"/>
          </table:table-cell>
          <table:table-cell table:style-name="Table3.C8" office:value-type="string">
            <text:p text:style-name="P2"/>
          </table:table-cell>
          <table:table-cell table:style-name="Table3.D8" office:value-type="string">
            <text:p text:style-name="P2"/>
          </table:table-cell>
        </table:table-row>
        <table:table-row table:style-name="Table3.1">
          <table:table-cell table:style-name="Table3.A9" office:value-type="string">
            <text:p text:style-name="P2">64</text:p>
          </table:table-cell>
          <table:table-cell table:style-name="Table3.B9" office:value-type="string">
            <text:p text:style-name="P2"/>
          </table:table-cell>
          <table:table-cell table:style-name="Table3.C9" office:value-type="string">
            <text:p text:style-name="P2"/>
          </table:table-cell>
          <table:table-cell table:style-name="Table3.D9" office:value-type="string">
            <text:p text:style-name="P2"/>
          </table:table-cell>
        </table:table-row>
        <table:table-row table:style-name="Table3.1">
          <table:table-cell table:style-name="Table3.A10" office:value-type="string">
            <text:p text:style-name="P2">128</text:p>
          </table:table-cell>
          <table:table-cell table:style-name="Table3.B10" office:value-type="string">
            <text:p text:style-name="P2"/>
          </table:table-cell>
          <table:table-cell table:style-name="Table3.C10" office:value-type="string">
            <text:p text:style-name="P2"/>
          </table:table-cell>
          <table:table-cell table:style-name="Table3.D10" office:value-type="string">
            <text:p text:style-name="P2"/>
          </table:table-cell>
        </table:table-row>
        <table:table-row table:style-name="Table3.1">
          <table:table-cell table:style-name="Table3.A11" office:value-type="string">
            <text:p text:style-name="P2">256</text:p>
          </table:table-cell>
          <table:table-cell table:style-name="Table3.B11" office:value-type="string">
            <text:p text:style-name="P2"/>
          </table:table-cell>
          <table:table-cell table:style-name="Table3.C11" office:value-type="string">
            <text:p text:style-name="P2"/>
          </table:table-cell>
          <table:table-cell table:style-name="Table3.D11" office:value-type="string">
            <text:p text:style-name="P2"/>
          </table:table-cell>
        </table:table-row>
      </table:table>
      <text:p text:style-name="P12"/>
      <text:p text:style-name="P10"><text:span text:style-name="T3">Use</text:span><text:span text:style-name="T10"> </text:span><text:span text:style-name="T11">the</text:span><text:span text:style-name="T10"> </text:span><text:span text:style-name="T11">results</text:span><text:span text:style-name="T10"> </text:span><text:span text:style-name="T11">in</text:span><text:span text:style-name="T10"> </text:span><text:span text:style-name="T11">the</text:span><text:span text:style-name="T10"> </text:span><text:span text:style-name="T11">above</text:span><text:span text:style-name="T10"> </text:span><text:span text:style-name="T11">table</text:span><text:span text:style-name="T10"> </text:span><text:span text:style-name="T11">to</text:span><text:span text:style-name="T10"> </text:span><text:span text:style-name="T11">make</text:span><text:span text:style-name="T10"> </text:span><text:span text:style-name="T11">the</text:span><text:span text:style-name="T10"> </text:span><text:span text:style-name="T11">following</text:span><text:span text:style-name="T10"> </text:span><text:span text:style-name="T11">graph:</text:span></text:p>
      <text:p text:style-name="P8"/>
      <text:p text:style-name="P8"><draw:frame draw:style-name="fr1" draw:name="Object1" text:anchor-type="char" svg:y="0.152cm" svg:width="15.737cm" svg:height="10.0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oft-page-break/></text:p>
      <text:p text:style-name="P12"><text:span text:style-name="T6">Question</text:span><text:span text:style-name="T8"> </text:span><text:span text:style-name="T5">4</text:span><text:span text:style-name="T10"> – </text:span><text:span text:style-name="T3">Explain</text:span><text:span text:style-name="T10"> </text:span><text:span text:style-name="T11">your</text:span><text:span text:style-name="T10"> </text:span><text:span text:style-name="T11">results</text:span><text:span text:style-name="T10"> </text:span><text:span text:style-name="T11">from</text:span><text:span text:style-name="T10"> </text:span><text:span text:style-name="T11">Question</text:span><text:span text:style-name="T10"> </text:span><text:span text:style-name="T11">3</text:span><text:span text:style-name="T3">.</text:span></text:p>
      <text:p text:style-name="P8"/>
      <text:p text:style-name="P19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/>
      <text:p text:style-name="P12"><text:span text:style-name="T6">Question</text:span><text:span text:style-name="T8"> </text:span><text:span text:style-name="T5">5</text:span><text:span text:style-name="T10"> – </text:span><text:span text:style-name="T11">Experiments</text:span><text:span text:style-name="T10"> </text:span><text:span text:style-name="T11">with</text:span><text:span text:style-name="T10"> </text:span><text:span text:style-name="T11">Select</text:span><text:span text:style-name="T20">ive</text:span><text:span text:style-name="T21"> </text:span><text:span text:style-name="T19">Repeat</text:span>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1"><text:span text:style-name="T4">Throughput</text:span><text:span text:style-name="T7"> </text:span><text:span text:style-name="T4">(Kilobytes</text:span><text:span text:style-name="T7"> </text:span><text:span text:style-name="T4">per</text:span><text:span text:style-name="T7"> </text:span><text:span text:style-name="T4">second)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4">Window</text:span><text:span text:style-name="T7"> </text:span><text:span text:style-name="T4">Size</text:span></text:p>
          </table:table-cell>
          <table:table-cell table:style-name="Table4.B1" office:value-type="string">
            <text:p text:style-name="P1"><text:span text:style-name="T4">Delay</text:span><text:span text:style-name="T7"> </text:span><text:span text:style-name="T4">=</text:span><text:span text:style-name="T7"> </text:span><text:span text:style-name="T4">100ms</text:span></text:p>
          </table:table-cell>
        </table:table-row>
        <table:table-row table:style-name="Table4.1">
          <table:table-cell table:style-name="Table4.A3" office:value-type="string">
            <text:p text:style-name="P2">8</text:p>
          </table:table-cell>
          <table:table-cell table:style-name="Table4.B3" office:value-type="string">
            <text:p text:style-name="P2"/>
          </table:table-cell>
        </table:table-row>
        <table:table-row table:style-name="Table4.1">
          <table:table-cell table:style-name="Table4.A4" office:value-type="string">
            <text:p text:style-name="P2">16</text:p>
          </table:table-cell>
          <table:table-cell table:style-name="Table4.B4" office:value-type="string">
            <text:p text:style-name="P2"/>
          </table:table-cell>
        </table:table-row>
        <table:table-row table:style-name="Table4.1">
          <table:table-cell table:style-name="Table4.A5" office:value-type="string">
            <text:p text:style-name="P2">32</text:p>
          </table:table-cell>
          <table:table-cell table:style-name="Table4.B5" office:value-type="string">
            <text:p text:style-name="P2"/>
          </table:table-cell>
        </table:table-row>
        <table:table-row table:style-name="Table4.1">
          <table:table-cell table:style-name="Table4.A6" office:value-type="string">
            <text:p text:style-name="P2">64</text:p>
          </table:table-cell>
          <table:table-cell table:style-name="Table4.B6" office:value-type="string">
            <text:p text:style-name="P2"/>
          </table:table-cell>
        </table:table-row>
        <table:table-row table:style-name="Table4.1">
          <table:table-cell table:style-name="Table4.A7" office:value-type="string">
            <text:p text:style-name="P2">128</text:p>
          </table:table-cell>
          <table:table-cell table:style-name="Table4.B7" office:value-type="string">
            <text:p text:style-name="P2"/>
          </table:table-cell>
        </table:table-row>
        <table:table-row table:style-name="Table4.1">
          <table:table-cell table:style-name="Table4.A8" office:value-type="string">
            <text:p text:style-name="P2">256</text:p>
          </table:table-cell>
          <table:table-cell table:style-name="Table4.B8" office:value-type="string">
            <text:p text:style-name="P2"/>
          </table:table-cell>
        </table:table-row>
      </table:table>
      <text:p text:style-name="P12"/>
      <text:p text:style-name="P5"/>
      <text:p text:style-name="P10"><text:span text:style-name="T6">Question</text:span><text:span text:style-name="T8"> </text:span><text:span text:style-name="T5">6</text:span><text:span text:style-name="T10"> </text:span><text:span text:style-name="T11">-</text:span><text:span text:style-name="T10"> </text:span><text:span text:style-name="T11">Compare</text:span><text:span text:style-name="T10"> </text:span><text:span text:style-name="T11">the</text:span><text:span text:style-name="T10"> </text:span><text:span text:style-name="T11">throughput</text:span><text:span text:style-name="T10"> </text:span><text:span text:style-name="T11">obtained</text:span><text:span text:style-name="T10"> </text:span><text:span text:style-name="T11">when</text:span><text:span text:style-name="T10"> </text:span><text:span text:style-name="T11">using</text:span><text:span text:style-name="T10"> “</text:span><text:span text:style-name="T11">Selective</text:span><text:span text:style-name="T10"> </text:span><text:span text:style-name="T11">Repeat</text:span><text:span text:style-name="T10">” </text:span><text:span text:style-name="T11">with</text:span><text:span text:style-name="T10"> </text:span><text:span text:style-name="T11">the</text:span><text:span text:style-name="T10"> </text:span><text:span text:style-name="T3">corresponding</text:span><text:span text:style-name="T10"> </text:span><text:span text:style-name="T3">results</text:span><text:span text:style-name="T10"> </text:span><text:span text:style-name="T11">you</text:span><text:span text:style-name="T10"> </text:span><text:span text:style-name="T11">got</text:span><text:span text:style-name="T10"> </text:span><text:span text:style-name="T11">from</text:span><text:span text:style-name="T10"> </text:span><text:span text:style-name="T11">the</text:span><text:span text:style-name="T10"> “</text:span><text:span text:style-name="T11">Go</text:span><text:span text:style-name="T10"> </text:span><text:span text:style-name="T11">Back</text:span><text:span text:style-name="T10"> </text:span><text:span text:style-name="T11">N</text:span><text:span text:style-name="T10">” </text:span><text:span text:style-name="T11">experiment</text:span><text:span text:style-name="T10"> </text:span><text:span text:style-name="T11">and</text:span><text:span text:style-name="T10"> </text:span><text:span text:style-name="T11">explain</text:span><text:span text:style-name="T10"> </text:span><text:span text:style-name="T11">the</text:span><text:span text:style-name="T10"> </text:span><text:span text:style-name="T11">reasons</text:span><text:span text:style-name="T10"> </text:span><text:span text:style-name="T11">behind</text:span><text:span text:style-name="T10"> </text:span><text:span text:style-name="T11">any</text:span><text:span text:style-name="T10"> </text:span><text:span text:style-name="T11">differences</text:span><text:span text:style-name="T3">.</text:span><text:span text:style-name="T10"> </text:span></text:p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</text:p>
      <text:p text:style-name="P12"><text:span text:style-name="T6">Question</text:span><text:span text:style-name="T8"> </text:span><text:span text:style-name="T5">7</text:span><text:span text:style-name="T10"> – </text:span><text:span text:style-name="T11">Experiments</text:span><text:span text:style-name="T10"> </text:span><text:span text:style-name="T11">with</text:span><text:span text:style-name="T10"> </text:span><text:span text:style-name="T22">iperf</text:span></text:p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1"><text:span text:style-name="T4">Throughput</text:span><text:span text:style-name="T7"> </text:span><text:span text:style-name="T4">(Kilobytes</text:span><text:span text:style-name="T7"> </text:span><text:span text:style-name="T4">per</text:span><text:span text:style-name="T7"> </text:span><text:span text:style-name="T4">second)</text:span></text:p>
          </table:table-cell>
        </table:table-row>
        <table:table-row table:style-name="Table5.1">
          <table:table-cell table:style-name="Table5.A2" office:value-type="string">
            <text:p text:style-name="P1"><text:span text:style-name="T4">Window</text:span><text:span text:style-name="T7"> </text:span><text:span text:style-name="T4">Size</text:span><text:span text:style-name="T7"> </text:span><text:span text:style-name="T4">(KB)</text:span></text:p>
          </table:table-cell>
          <table:table-cell table:style-name="Table5.B1" office:value-type="string">
            <text:p text:style-name="P1"><text:span text:style-name="T4">Delay</text:span><text:span text:style-name="T7"> </text:span><text:span text:style-name="T4">=</text:span><text:span text:style-name="T7"> </text:span><text:span text:style-name="T4">100ms</text:span></text:p>
          </table:table-cell>
        </table:table-row>
        <table:table-row table:style-name="Table5.1">
          <table:table-cell table:style-name="Table5.A3" office:value-type="string">
            <text:p text:style-name="P2">8</text:p>
          </table:table-cell>
          <table:table-cell table:style-name="Table5.B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2">16</text:p>
          </table:table-cell>
          <table:table-cell table:style-name="Table5.B4" office:value-type="string">
            <text:p text:style-name="P2"/>
          </table:table-cell>
        </table:table-row>
        <table:table-row table:style-name="Table5.1">
          <table:table-cell table:style-name="Table5.A5" office:value-type="string">
            <text:p text:style-name="P2">32</text:p>
          </table:table-cell>
          <table:table-cell table:style-name="Table5.B5" office:value-type="string">
            <text:p text:style-name="P2"/>
          </table:table-cell>
        </table:table-row>
        <table:table-row table:style-name="Table5.1">
          <table:table-cell table:style-name="Table5.A6" office:value-type="string">
            <text:p text:style-name="P2">64</text:p>
          </table:table-cell>
          <table:table-cell table:style-name="Table5.B6" office:value-type="string">
            <text:p text:style-name="P2"/>
          </table:table-cell>
        </table:table-row>
        <table:table-row table:style-name="Table5.1">
          <table:table-cell table:style-name="Table5.A7" office:value-type="string">
            <text:p text:style-name="P2">128</text:p>
          </table:table-cell>
          <table:table-cell table:style-name="Table5.B7" office:value-type="string">
            <text:p text:style-name="P2"/>
          </table:table-cell>
        </table:table-row>
        <table:table-row table:style-name="Table5.1">
          <table:table-cell table:style-name="Table5.A8" office:value-type="string">
            <text:p text:style-name="P2">256</text:p>
          </table:table-cell>
          <table:table-cell table:style-name="Table5.B8" office:value-type="string">
            <text:p text:style-name="P2"/>
          </table:table-cell>
        </table:table-row>
      </table:table>
      <text:p text:style-name="P12"/>
      <text:p text:style-name="P12"/>
      <text:p text:style-name="P10"><text:span text:style-name="T6">Question</text:span><text:span text:style-name="T8"> </text:span><text:span text:style-name="T5">8</text:span><text:span text:style-name="T10"> </text:span><text:span text:style-name="T11">-</text:span><text:span text:style-name="T10"> </text:span><text:span text:style-name="T11">Compare</text:span><text:span text:style-name="T10"> </text:span><text:span text:style-name="T11">the</text:span><text:span text:style-name="T10"> </text:span><text:span text:style-name="T11">throughput</text:span><text:span text:style-name="T10"> </text:span><text:span text:style-name="T11">obtained</text:span><text:span text:style-name="T10"> </text:span><text:span text:style-name="T11">when</text:span><text:span text:style-name="T10"> </text:span><text:span text:style-name="T11">using</text:span><text:span text:style-name="T10"> “</text:span><text:span text:style-name="T11">Selective</text:span><text:span text:style-name="T10"> </text:span><text:span text:style-name="T11">Repeat</text:span><text:span text:style-name="T10">” </text:span><text:span text:style-name="T3">and</text:span><text:span text:style-name="T10"> “</text:span><text:span text:style-name="T11">Go</text:span><text:span text:style-name="T10"> </text:span><text:span text:style-name="T11">Back</text:span><text:span text:style-name="T10"> </text:span><text:span text:style-name="T11">N</text:span><text:span text:style-name="T10">” </text:span><text:span text:style-name="T3">with</text:span><text:span text:style-name="T10"> </text:span><text:span text:style-name="T11">the</text:span><text:span text:style-name="T10"> </text:span><text:span text:style-name="T11">corresponding</text:span><text:span text:style-name="T10"> </text:span><text:span text:style-name="T11">results</text:span><text:span text:style-name="T10"> </text:span><text:span text:style-name="T11">you</text:span><text:span text:style-name="T10"> </text:span><text:span text:style-name="T11">got</text:span><text:span text:style-name="T10"> </text:span><text:span text:style-name="T11">from</text:span><text:span text:style-name="T10"> </text:span><text:span text:style-name="T11">the</text:span><text:span text:style-name="T10"> </text:span><text:span text:style-name="T12">iperf</text:span><text:span text:style-name="T10"> </text:span><text:span text:style-name="T11">experiment</text:span><text:span text:style-name="T10"> </text:span><text:span text:style-name="T11">and</text:span><text:span text:style-name="T10"> </text:span><text:span text:style-name="T11">explain</text:span><text:span text:style-name="T10"> </text:span><text:span text:style-name="T11">the</text:span><text:span text:style-name="T10"> </text:span><text:span text:style-name="T11">reasons</text:span><text:span text:style-name="T10"> </text:span><text:span text:style-name="T11">behind</text:span><text:span text:style-name="T10"> </text:span><text:span text:style-name="T11">any</text:span><text:span text:style-name="T10"> </text:span><text:span text:style-name="T11">differences.</text:span><text:span text:style-name="T10"> </text:span></text:p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Palatino Linetype" svg:font-family="'Palatino Linetype', 'MS Mincho'"/>
    <style:font-face style:name="Courier New" svg:font-family="'Courier New'" style:font-family-generic="modern"/>
    <style:font-face style:name="Times-Roman" svg:font-family="Times-Roman, 'MS PMincho'" style:font-family-generic="roman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fo:language="en" fo:country="GB" style:font-size-asian="11pt" style:font-name-complex="Calibri" style:font-size-complex="11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language="en" fo:country="none" style:letter-kerning="true" style:font-name-asian="Arial Unicode MS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Default_20_Paragraph_20_Font" style:display-name="WW-Default Paragraph Font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2" style:family="text">
      <style:text-properties style:font-name="Wingdings" style:font-name-complex="Wingdings"/>
    </style:style>
    <style:style style:name="WW8Num11z4" style:family="text">
      <style:text-properties style:font-name="Courier New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-Default_20_Paragraph_20_Font1" style:display-name="WW-Default Paragraph Fon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499cm" fo:margin-right="2.499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LEITCH Charmaine</meta:initial-creator>
    <meta:creation-date>2013-01-29T08:43:00</meta:creation-date>
    <dc:creator>Stefan Taylor</dc:creator>
    <dc:date>2013-03-26T05:18:04</dc:date>
    <meta:print-date>2008-02-06T20:49:00</meta:print-date>
    <meta:editing-cycles>3</meta:editing-cycles>
    <meta:editing-duration>P2171DT9H33M30S</meta:editing-duration>
    <meta:generator>LibreOffice/3.4$Unix LibreOffice_project/340m1$Build-502</meta:generator>
    <meta:document-statistic meta:table-count="5" meta:image-count="0" meta:object-count="1" meta:page-count="4" meta:paragraph-count="60" meta:word-count="229" meta:character-count="1351" meta:non-whitespace-character-count="11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738cm" svg:height="10.073cm" xlink:href="." xlink:type="simple" chart:class="chart:line" chart:style-name="ch1">
        <chart:legend chart:legend-position="end" svg:x="11.762cm" svg:y="4.146cm" style:legend-expansion="high" chart:style-name="ch2"/>
        <chart:plot-area chart:style-name="ch3" chart:data-source-has-labels="both" svg:x="1.374cm" svg:y="0.939cm" svg:width="9.958cm" svg:height="7.903cm">
          <chartooo:coordinate-region svg:x="2.048cm" svg:y="1.138cm" svg:width="8.965cm" svg:height="7.057cm"/>
          <chart:axis chart:dimension="x" chart:name="primary-x" chart:style-name="ch4" chartooo:axis-type="text">
            <chart:title svg:x="4.966cm" svg:y="9.044cm" chart:style-name="ch5">
              <text:p>Windows Size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4cm" chart:style-name="ch7">
              <text:p>Throughput(KBps)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(10 ms)</text:p>
              </table:table-cell>
              <table:table-cell office:value-type="string">
                <text:p>Delay(100ms)</text:p>
              </table:table-cell>
              <table:table-cell office:value-type="string">
                <text:p>Delay(500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